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5">
      <style:paragraph-properties fo:text-align="start" style:justify-single-word="false"/>
    </style:style>
    <style:style style:name="P7" style:family="paragraph" style:parent-style-name="Text_20_body" style:list-style-name="L6"/>
    <style:style style:name="P8" style:family="paragraph" style:parent-style-name="Heading_20_1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Opis poszczególnych przypadków użycia</text:h>
      <text:h text:style-name="Heading_20_1" text:outline-level="1">Aktywność- Pacjent</text:h>
      <text:list xml:id="list358751219" text:style-name="L1">
        <text:list-item>
          <text:p text:style-name="P1">Przeglądaj kalendarz</text:p>
          <text:list>
            <text:list-item>
              <text:p text:style-name="P1">Otwórz kalendarz</text:p>
            </text:list-item>
            <text:list-item>
              <text:p text:style-name="P1">Wybierz dzień</text:p>
            </text:list-item>
            <text:list-item>
              <text:p text:style-name="P1">Sprawdź organizację danego dnia</text:p>
            </text:list-item>
          </text:list>
        </text:list-item>
        <text:list-item>
          <text:p text:style-name="P1">Szukaj lekarza</text:p>
          <text:list>
            <text:list-item>
              <text:p text:style-name="P1">Wprowadź nazwisko lekarza w wyszukiwarkę lub</text:p>
            </text:list-item>
            <text:list-item>
              <text:p text:style-name="P1">Kliknij przycisk wyślij</text:p>
            </text:list-item>
            <text:list-item>
              <text:p text:style-name="P1">Wprowadź specjalizację lekarza</text:p>
            </text:list-item>
            <text:list-item>
              <text:p text:style-name="P1">Wyślij</text:p>
            </text:list-item>
            <text:list-item>
              <text:p text:style-name="P1">Wybierz lekarza z pośród znalezionych</text:p>
            </text:list-item>
          </text:list>
        </text:list-item>
        <text:list-item>
          <text:p text:style-name="P1">Umów wizytę</text:p>
          <text:list>
            <text:list-item>
              <text:p text:style-name="P1">Zaloguj</text:p>
              <text:list>
                <text:list-item>
                  <text:p text:style-name="P1">Podaj hasło</text:p>
                </text:list-item>
                <text:list-item>
                  <text:p text:style-name="P1">Podaj login</text:p>
                </text:list-item>
                <text:list-item>
                  <text:p text:style-name="P1">Kliknij przycisk zaloguj</text:p>
                </text:list-item>
              </text:list>
            </text:list-item>
            <text:list-item>
              <text:p text:style-name="P1">Szukaj lekarza (Pkt. 2)</text:p>
            </text:list-item>
            <text:list-item>
              <text:p text:style-name="P1">Wybierz datę</text:p>
              <text:list>
                <text:list-item>
                  <text:p text:style-name="P1">Przeglądaj kalendarz</text:p>
                </text:list-item>
                <text:list-item>
                  <text:p text:style-name="P1">Kliknij wybrana datę</text:p>
                </text:list-item>
                <text:list-item>
                  <text:p text:style-name="P1">Zatwierdź</text:p>
                </text:list-item>
              </text:list>
            </text:list-item>
            <text:list-item>
              <text:p text:style-name="P1">Sprawdź dostępność</text:p>
            </text:list-item>
            <text:list-item>
              <text:p text:style-name="P1">Zatwierdź wizytę</text:p>
            </text:list-item>
          </text:list>
        </text:list-item>
        <text:list-item>
          <text:p text:style-name="P1">Anuluj wizytę</text:p>
          <text:list>
            <text:list-item>
              <text:p text:style-name="P1">Zaloguj</text:p>
            </text:list-item>
            <text:list-item>
              <text:p text:style-name="P1">Kliknij „Edytuj wizytę”</text:p>
            </text:list-item>
            <text:list-item>
              <text:p text:style-name="P1">Zaznacz opcję „Zrezygnuj”</text:p>
            </text:list-item>
            <text:list-item>
              <text:p text:style-name="P1">Zatwierdź</text:p>
            </text:list-item>
          </text:list>
        </text:list-item>
        <text:list-item>
          <text:p text:style-name="P1">Przeglądaj elektroniczną historię choroby</text:p>
          <text:list>
            <text:list-item>
              <text:p text:style-name="P1">Zaloguj</text:p>
            </text:list-item>
            <text:list-item>
              <text:p text:style-name="P1">Otwórz historię</text:p>
            </text:list-item>
            <text:list-item>
              <text:p text:style-name="P1">Przeglądaj dane wg daty</text:p>
            </text:list-item>
            <text:list-item>
              <text:p text:style-name="P1">Przeglądaj dane wg lekarza</text:p>
            </text:list-item>
          </text:list>
        </text:list-item>
        <text:list-item>
          <text:p text:style-name="P1">Przeglądaj zlecenia</text:p>
          <text:list>
            <text:list-item>
              <text:p text:style-name="P1"><text:soft-page-break/>Zaloguj</text:p>
            </text:list-item>
            <text:list-item>
              <text:p text:style-name="P1">Przeglądaj dane wg daty</text:p>
            </text:list-item>
          </text:list>
        </text:list-item>
        <text:list-item>
          <text:p text:style-name="P1">Przeglądaj skierowania</text:p>
          <text:list>
            <text:list-item>
              <text:p text:style-name="P1">Zaloguj</text:p>
            </text:list-item>
            <text:list-item>
              <text:p text:style-name="P1">Przeglądaj dane wg daty</text:p>
            </text:list-item>
          </text:list>
        </text:list-item>
        <text:list-item>
          <text:p text:style-name="P1">Przeglądaj informacje o promocjach </text:p>
        </text:list-item>
      </text:list>
      <text:h text:style-name="Heading_20_1" text:outline-level="1">Aktywność- Lekarz</text:h>
      <text:list xml:id="list1066732073" text:style-name="L2">
        <text:list-item>
          <text:p text:style-name="P2">Przeglądaj terminarz</text:p>
          <text:list>
            <text:list-item>
              <text:p text:style-name="P2">Otwórz kalendarz</text:p>
            </text:list-item>
            <text:list-item>
              <text:p text:style-name="P2">Przeglądaj kalendarz danego dnia</text:p>
            </text:list-item>
            <text:list-item>
              <text:p text:style-name="P2">Wprowadź datę do wyszukiwania</text:p>
            </text:list-item>
            <text:list-item>
              <text:p text:style-name="P2">Przeglądaj kalendarz </text:p>
            </text:list-item>
          </text:list>
        </text:list-item>
        <text:list-item>
          <text:p text:style-name="P2">Umów wizytę</text:p>
          <text:list>
            <text:list-item>
              <text:p text:style-name="P2">Zaloguj</text:p>
            </text:list-item>
            <text:list-item>
              <text:p text:style-name="P2">Wprowadź nr pacjenta</text:p>
              <text:list>
                <text:list-item>
                  <text:p text:style-name="P2">Wprowadź numer pacjenta nadany przez system</text:p>
                </text:list-item>
                <text:list-item>
                  <text:p text:style-name="P2">Sprawdź, czy wyszukane dane się zgadzają</text:p>
                </text:list-item>
                <text:list-item>
                  <text:p text:style-name="P2">Jeśli tak zatwierdź</text:p>
                </text:list-item>
                <text:list-item>
                  <text:p text:style-name="P2">Jeśli nie upewnij się, że numer pacjenta został wpisany prawidłowo</text:p>
                </text:list-item>
                <text:list-item>
                  <text:p text:style-name="P2">Jeśli tak powiadom administrację</text:p>
                </text:list-item>
              </text:list>
            </text:list-item>
            <text:list-item>
              <text:p text:style-name="P2">Wybierz datę</text:p>
              <text:list>
                <text:list-item>
                  <text:p text:style-name="P2">Przeglądaj kalendarz</text:p>
                </text:list-item>
                <text:list-item>
                  <text:p text:style-name="P2">Kliknij wybrana datę</text:p>
                </text:list-item>
                <text:list-item>
                  <text:p text:style-name="P2">Zatwierdź</text:p>
                </text:list-item>
              </text:list>
            </text:list-item>
            <text:list-item>
              <text:p text:style-name="P2">Sprawdź dostępność</text:p>
            </text:list-item>
            <text:list-item>
              <text:p text:style-name="P2">Zatwierdź</text:p>
            </text:list-item>
          </text:list>
        </text:list-item>
        <text:list-item>
          <text:p text:style-name="P2">Potwierdź odbycie wizyty</text:p>
          <text:list>
            <text:list-item>
              <text:p text:style-name="P2">Wprowadź identyfikator pacjenta</text:p>
            </text:list-item>
            <text:list-item>
              <text:p text:style-name="P2">Zmień status wizyty</text:p>
              <text:list>
                <text:list-item>
                  <text:p text:style-name="P2">Zaznacz status wizyty na „wykonana”</text:p>
                </text:list-item>
                <text:list-item>
                  <text:p text:style-name="P2">Zatwierdź</text:p>
                </text:list-item>
              </text:list>
            </text:list-item>
          </text:list>
        </text:list-item>
        <text:list-item>
          <text:p text:style-name="P2">Anuluj wizytę</text:p>
          <text:list>
            <text:list-item>
              <text:p text:style-name="P2">Wybierz wizytę</text:p>
            </text:list-item>
            <text:list-item>
              <text:p text:style-name="P2">Kliknij „Edytuj”</text:p>
            </text:list-item>
            <text:list-item>
              <text:p text:style-name="P2">Zaznacz opcje „Anuluj”</text:p>
            </text:list-item>
            <text:list-item>
              <text:p text:style-name="P2">Zatwierdź</text:p>
            </text:list-item>
          </text:list>
        </text:list-item>
        <text:list-item>
          <text:p text:style-name="P2"><text:soft-page-break/>Opisz przeprowadzone badanie</text:p>
          <text:list>
            <text:list-item>
              <text:p text:style-name="P2">Zaloguj</text:p>
            </text:list-item>
            <text:list-item>
              <text:p text:style-name="P2">Podaj nr pacjenta</text:p>
            </text:list-item>
            <text:list-item>
              <text:p text:style-name="P2">Wprowadź symbol badania</text:p>
            </text:list-item>
            <text:list-item>
              <text:p text:style-name="P2">Wprowadź opis przeprowadzonego badania</text:p>
            </text:list-item>
            <text:list-item>
              <text:p text:style-name="P2">Zatwierdź</text:p>
            </text:list-item>
          </text:list>
        </text:list-item>
        <text:list-item>
          <text:p text:style-name="P2">Przeprowadź wywiad</text:p>
          <text:list>
            <text:list-item>
              <text:p text:style-name="P2">Zaloguj</text:p>
            </text:list-item>
            <text:list-item>
              <text:p text:style-name="P2">Wprowadź nr pacjenta</text:p>
            </text:list-item>
            <text:list-item>
              <text:p text:style-name="P2">Wprowadź zebrane dane do formularza</text:p>
              <text:list>
                <text:list-item>
                  <text:p text:style-name="P2">Wprowadź informacje o objawach</text:p>
                </text:list-item>
                <text:list-item>
                  <text:p text:style-name="P2">Wprowadź informacje o chorobach</text:p>
                </text:list-item>
                <text:list-item>
                  <text:p text:style-name="P2">Wprowadź informacje o zażywanych lekach</text:p>
                </text:list-item>
                <text:list-item>
                  <text:p text:style-name="P2">Wprowadź informacje o ogólnym stanie pacjenta</text:p>
                </text:list-item>
              </text:list>
            </text:list-item>
            <text:list-item>
              <text:p text:style-name="P2">Zatwierdź</text:p>
            </text:list-item>
          </text:list>
        </text:list-item>
        <text:list-item>
          <text:p text:style-name="P2">Wypisz receptę</text:p>
          <text:list>
            <text:list-item>
              <text:p text:style-name="P2">Wprowadź numer pacjenta</text:p>
            </text:list-item>
            <text:list-item>
              <text:p text:style-name="P2">Wybierz lek</text:p>
            </text:list-item>
            <text:list-item>
              <text:p text:style-name="P2">Podaj dawkę</text:p>
            </text:list-item>
            <text:list-item>
              <text:p text:style-name="P2">Ustal dawkowanie</text:p>
            </text:list-item>
            <text:list-item>
              <text:p text:style-name="P2">Zatwierdź</text:p>
            </text:list-item>
            <text:list-item>
              <text:p text:style-name="P2">Wydrukuj</text:p>
            </text:list-item>
          </text:list>
        </text:list-item>
        <text:list-item>
          <text:p text:style-name="P2">Wypisz skierowanie</text:p>
          <text:list>
            <text:list-item>
              <text:p text:style-name="P2">Wprowadź numer pacjenta</text:p>
            </text:list-item>
            <text:list-item>
              <text:p text:style-name="P2">Wybierz jednostkę</text:p>
            </text:list-item>
            <text:list-item>
              <text:p text:style-name="P2">Wprowadź cel konsultacji</text:p>
            </text:list-item>
            <text:list-item>
              <text:p text:style-name="P2">Wprowadź wstępne rozpoznanie</text:p>
            </text:list-item>
            <text:list-item>
              <text:p text:style-name="P2">Zatwierdź</text:p>
            </text:list-item>
            <text:list-item>
              <text:p text:style-name="P2">Wydrukuj</text:p>
            </text:list-item>
          </text:list>
        </text:list-item>
        <text:list-item>
          <text:p text:style-name="P2"><text:s/>Wypisz zalecenia</text:p>
          <text:list>
            <text:list-item>
              <text:p text:style-name="P2">Wprowadź numer pacjenta</text:p>
            </text:list-item>
            <text:list-item>
              <text:p text:style-name="P2">Dodaj zalecenia</text:p>
            </text:list-item>
            <text:list-item>
              <text:p text:style-name="P2">Zatwierdź</text:p>
            </text:list-item>
          </text:list>
        </text:list-item>
        <text:list-item>
          <text:p text:style-name="P2">Zleć badanie</text:p>
          <text:list>
            <text:list-item>
              <text:p text:style-name="P2">Wprowadź numer pacjenta</text:p>
            </text:list-item>
            <text:list-item>
              <text:p text:style-name="P2">Wybierz badanie/badania</text:p>
            </text:list-item>
            <text:list-item>
              <text:p text:style-name="P2">Zaznacz tryb (cito/normalnie)</text:p>
            </text:list-item>
            <text:list-item>
              <text:p text:style-name="P2"><text:soft-page-break/>Zatwierdź</text:p>
            </text:list-item>
            <text:list-item>
              <text:p text:style-name="P2">Wydrukuj</text:p>
            </text:list-item>
          </text:list>
        </text:list-item>
        <text:list-item>
          <text:p text:style-name="P2"><text:s/>Postaw diagnozę</text:p>
          <text:list>
            <text:list-item>
              <text:p text:style-name="P2">Wprowadź numer pacjenta</text:p>
            </text:list-item>
            <text:list-item>
              <text:p text:style-name="P2">Wybierz jednostkę chorobową</text:p>
            </text:list-item>
            <text:list-item>
              <text:p text:style-name="P2">Zatwierdź</text:p>
            </text:list-item>
            <text:list-item>
              <text:p text:style-name="P2">Wydrukuj</text:p>
            </text:list-item>
          </text:list>
        </text:list-item>
        <text:list-item>
          <text:p text:style-name="P2">Podsumuj wizytę</text:p>
          <text:list>
            <text:list-item>
              <text:p text:style-name="P2">Zrób zestawienie zebranych danych</text:p>
            </text:list-item>
            <text:list-item>
              <text:p text:style-name="P2">Wydrukuj</text:p>
            </text:list-item>
          </text:list>
        </text:list-item>
        <text:list-item>
          <text:p text:style-name="P2">Przeglądaj EPR pacjenta</text:p>
          <text:list>
            <text:list-item>
              <text:p text:style-name="P2">Wprowadź numer pacjenta</text:p>
            </text:list-item>
            <text:list-item>
              <text:p text:style-name="P2">Przeglądaj dane</text:p>
            </text:list-item>
          </text:list>
        </text:list-item>
        <text:list-item>
          <text:p text:style-name="P2">Stwórz raport dzienny</text:p>
          <text:list>
            <text:list-item>
              <text:p text:style-name="P2">Zrób zestawienie danych</text:p>
              <text:list>
                <text:list-item>
                  <text:p text:style-name="P2">Przepisane leki</text:p>
                </text:list-item>
                <text:list-item>
                  <text:p text:style-name="P2">Zlecone badania</text:p>
                </text:list-item>
                <text:list-item>
                  <text:p text:style-name="P2">Ilość pacjentów</text:p>
                </text:list-item>
              </text:list>
            </text:list-item>
            <text:list-item>
              <text:p text:style-name="P2">Zatwierdź</text:p>
            </text:list-item>
            <text:list-item>
              <text:p text:style-name="P2">Wydrukuj</text:p>
            </text:list-item>
          </text:list>
        </text:list-item>
      </text:list>
      <text:h text:style-name="Heading_20_1" text:outline-level="1">Aktywność- Rejestracja</text:h>
      <text:list xml:id="list1092788894" text:style-name="L3">
        <text:list-item>
          <text:p text:style-name="P3">Zarejestruj nowego pacjenta w systemie</text:p>
          <text:list>
            <text:list-item>
              <text:p text:style-name="P3">Wprowadź dane do formularza</text:p>
              <text:list>
                <text:list-item>
                  <text:p text:style-name="P3">Wprowadź nazwisko pacjenta</text:p>
                </text:list-item>
                <text:list-item>
                  <text:p text:style-name="P3">Wprowadź imiona</text:p>
                </text:list-item>
                <text:list-item>
                  <text:p text:style-name="P3">Wprowadź adres</text:p>
                </text:list-item>
                <text:list-item>
                  <text:p text:style-name="P3">Wprowadź nr domu</text:p>
                </text:list-item>
                <text:list-item>
                  <text:p text:style-name="P3">Wprowadź nr mieszkania</text:p>
                </text:list-item>
                <text:list-item>
                  <text:p text:style-name="P3">Wprowadź miasto</text:p>
                </text:list-item>
                <text:list-item>
                  <text:p text:style-name="P3">Wprowadź kraj</text:p>
                </text:list-item>
                <text:list-item>
                  <text:p text:style-name="P3">Wprowadź Numer ubezpieczenia</text:p>
                </text:list-item>
                <text:list-item>
                  <text:p text:style-name="P3">Wprowadź PESEL</text:p>
                </text:list-item>
                <text:list-item>
                  <text:p text:style-name="P3">Wprowadź NIP</text:p>
                </text:list-item>
                <text:list-item>
                  <text:p text:style-name="P3">Wprowadź email</text:p>
                </text:list-item>
                <text:list-item>
                  <text:p text:style-name="P3">Wprowadź nr telefonu</text:p>
                </text:list-item>
                <text:list-item>
                  <text:p text:style-name="P3">Wprowadź Imię i nazwisko lekarza rodzinnego lub wybierz </text:p>
                </text:list-item>
                <text:list-item>
                  <text:p text:style-name="P3"><text:soft-page-break/>Wprowadź dane na temat przebytych chorób</text:p>
                </text:list-item>
                <text:list-item>
                  <text:p text:style-name="P3">Wprowadź dane na temat chorób przewlekłych</text:p>
                </text:list-item>
                <text:list-item>
                  <text:p text:style-name="P3">Wprowadź dane na temat uczuleń</text:p>
                </text:list-item>
                <text:list-item>
                  <text:p text:style-name="P3">Wprowadź imię i nazwisko osoby kontaktowej</text:p>
                </text:list-item>
                <text:list-item>
                  <text:p text:style-name="P3">Wprowadź telefon do osoby kontaktowej</text:p>
                </text:list-item>
              </text:list>
            </text:list-item>
            <text:list-item>
              <text:p text:style-name="P3">Zatwierdź</text:p>
            </text:list-item>
          </text:list>
        </text:list-item>
        <text:list-item>
          <text:p text:style-name="P3">Aktywuj konto</text:p>
          <text:list>
            <text:list-item>
              <text:p text:style-name="P3">Wprowadź numer pacjenta</text:p>
            </text:list-item>
            <text:list-item>
              <text:p text:style-name="P3">Zweryfikuj poprawność danych</text:p>
            </text:list-item>
            <text:list-item>
              <text:p text:style-name="P3">Uzupełnij brakujące dane</text:p>
            </text:list-item>
            <text:list-item>
              <text:p text:style-name="P3">Aktywuj</text:p>
            </text:list-item>
            <text:list-item>
              <text:p text:style-name="P3">Zatwierdź</text:p>
            </text:list-item>
          </text:list>
        </text:list-item>
        <text:list-item>
          <text:p text:style-name="P3">Wydaj Kartę Pacjenta</text:p>
          <text:list>
            <text:list-item>
              <text:p text:style-name="P3">Wprowadź numer pacjenta</text:p>
            </text:list-item>
            <text:list-item>
              <text:p text:style-name="P3">Sprawdź poprawność wyszukanych danych</text:p>
            </text:list-item>
            <text:list-item>
              <text:p text:style-name="P3">Wydrukuj kartę</text:p>
            </text:list-item>
          </text:list>
        </text:list-item>
        <text:list-item>
          <text:p text:style-name="P3">Szukaj lekarza</text:p>
        </text:list-item>
        <text:list-item>
          <text:p text:style-name="P3">Umów wizytę</text:p>
          <text:list>
            <text:list-item>
              <text:p text:style-name="P3">Wprowadź numer pacjenta</text:p>
            </text:list-item>
            <text:list-item>
              <text:p text:style-name="P3">Sprawdź poprawność danych</text:p>
            </text:list-item>
            <text:list-item>
              <text:p text:style-name="P3">Wprowadź nazwisko lekarza</text:p>
            </text:list-item>
            <text:list-item>
              <text:p text:style-name="P3">Wprowadź datę</text:p>
            </text:list-item>
            <text:list-item>
              <text:p text:style-name="P3">Sprawdź dostępność</text:p>
            </text:list-item>
            <text:list-item>
              <text:p text:style-name="P3">Zatwierdź</text:p>
            </text:list-item>
          </text:list>
        </text:list-item>
        <text:list-item>
          <text:p text:style-name="P3">Anuluj wizytę</text:p>
        </text:list-item>
        <text:list-item>
          <text:p text:style-name="P3">Edytuj wizytę</text:p>
        </text:list-item>
        <text:list-item>
          <text:p text:style-name="P3">Przeglądaj listę oczekujących</text:p>
        </text:list-item>
      </text:list>
      <text:h text:style-name="Heading_20_1" text:outline-level="1">Aktywność- Administracja(ewentualnie)</text:h>
      <text:list xml:id="list443735076" text:style-name="L4">
        <text:list-item>
          <text:p text:style-name="P4">Dodaj pracownika</text:p>
          <text:list>
            <text:list-item>
              <text:list>
                <text:list-item>
                  <text:p text:style-name="P4">Wprowadź nazwisko </text:p>
                </text:list-item>
                <text:list-item>
                  <text:p text:style-name="P4">Wprowadź imiona</text:p>
                </text:list-item>
                <text:list-item>
                  <text:p text:style-name="P4">Wprowadź adres</text:p>
                </text:list-item>
                <text:list-item>
                  <text:p text:style-name="P4">Wprowadź nr domu</text:p>
                </text:list-item>
                <text:list-item>
                  <text:p text:style-name="P4">Wprowadź nr mieszkania</text:p>
                </text:list-item>
                <text:list-item>
                  <text:p text:style-name="P4">Wprowadź miasto</text:p>
                </text:list-item>
                <text:list-item>
                  <text:p text:style-name="P4">Wprowadź kraj</text:p>
                </text:list-item>
                <text:list-item>
                  <text:p text:style-name="P4"><text:soft-page-break/>Wprowadź Numer ubezpieczenia</text:p>
                </text:list-item>
                <text:list-item>
                  <text:p text:style-name="P4">Wprowadź PESEL</text:p>
                </text:list-item>
                <text:list-item>
                  <text:p text:style-name="P4">Wprowadź NIP</text:p>
                </text:list-item>
                <text:list-item>
                  <text:p text:style-name="P4">Wprowadź email</text:p>
                </text:list-item>
                <text:list-item>
                  <text:p text:style-name="P4">Wprowadź nr telefonu</text:p>
                </text:list-item>
                <text:list-item>
                  <text:p text:style-name="P4">Wprowadź stanowisko</text:p>
                </text:list-item>
                <text:list-item>
                  <text:p text:style-name="P4">Wprowadź specjalizację</text:p>
                </text:list-item>
                <text:list-item>
                  <text:p text:style-name="P4">Wprowadź tytuł</text:p>
                </text:list-item>
                <text:list-item>
                  <text:p text:style-name="P4">Wprowadź wysokość wynagrodzenia</text:p>
                </text:list-item>
              </text:list>
            </text:list-item>
          </text:list>
        </text:list-item>
        <text:list-item>
          <text:p text:style-name="P4">Usuń pracownika</text:p>
          <text:list>
            <text:list-item>
              <text:p text:style-name="P4">Wprowadź identyfikator pracownika</text:p>
            </text:list-item>
            <text:list-item>
              <text:p text:style-name="P4">Sprawdź poprawność danych</text:p>
            </text:list-item>
            <text:list-item>
              <text:p text:style-name="P4">Zaznacz opcję „usuń”</text:p>
            </text:list-item>
            <text:list-item>
              <text:p text:style-name="P4">Zatwierdź</text:p>
            </text:list-item>
          </text:list>
        </text:list-item>
        <text:list-item>
          <text:p text:style-name="P4">Edytuj pracownika</text:p>
          <text:list>
            <text:list-item>
              <text:p text:style-name="P4">Wprowadź identyfikator pracownika</text:p>
            </text:list-item>
            <text:list-item>
              <text:p text:style-name="P4">Edycja formularza z danymi pracownika</text:p>
            </text:list-item>
            <text:list-item>
              <text:p text:style-name="P4">Zatwierdź</text:p>
            </text:list-item>
          </text:list>
        </text:list-item>
        <text:list-item>
          <text:p text:style-name="P4">Wyszukaj pracownika</text:p>
          <text:list>
            <text:list-item>
              <text:p text:style-name="P4">Wprowadź identyfikator pracownika</text:p>
            </text:list-item>
            <text:list-item>
              <text:p text:style-name="P4">Zatwierdź</text:p>
            </text:list-item>
            <text:list-item>
              <text:p text:style-name="P4">lub Wprowadź nazwisko i imię pracownika</text:p>
            </text:list-item>
            <text:list-item>
              <text:p text:style-name="P4">Zatwierdź</text:p>
            </text:list-item>
          </text:list>
        </text:list-item>
        <text:list-item>
          <text:p text:style-name="P4">Dodaj urlop</text:p>
          <text:list>
            <text:list-item>
              <text:p text:style-name="P4">Wprowadź identyfikator pracownika</text:p>
            </text:list-item>
            <text:list-item>
              <text:p text:style-name="P4">Wprowadź datę rozpoczęcia</text:p>
            </text:list-item>
            <text:list-item>
              <text:p text:style-name="P4">Wprowadź datę zakończenia</text:p>
            </text:list-item>
            <text:list-item>
              <text:p text:style-name="P4">Zatwierdź</text:p>
            </text:list-item>
          </text:list>
        </text:list-item>
        <text:list-item>
          <text:p text:style-name="P4">Usuń urlop</text:p>
          <text:list>
            <text:list-item>
              <text:p text:style-name="P4">Wprowadź identyfikator pracownika</text:p>
            </text:list-item>
            <text:list-item>
              <text:p text:style-name="P4">Zaznacz opcję usuń urlop</text:p>
            </text:list-item>
            <text:list-item>
              <text:p text:style-name="P4">Zatwierdź</text:p>
            </text:list-item>
          </text:list>
        </text:list-item>
      </text:list>
      <text:h text:style-name="Heading_20_1" text:outline-level="1">Aktywność- Gość</text:h>
      <text:list xml:id="list665029592" text:style-name="L5">
        <text:list-item>
          <text:p text:style-name="P5">Zarejestruj w systemie</text:p>
          <text:list>
            <text:list-item>
              <text:p text:style-name="P5">Wypełnij formularz z danymi</text:p>
            </text:list-item>
            <text:list-item>
              <text:p text:style-name="P5">Potwierdź poprawność danych</text:p>
            </text:list-item>
            <text:list-item>
              <text:p text:style-name="P5"><text:soft-page-break/>Zatwierdź </text:p>
            </text:list-item>
          </text:list>
        </text:list-item>
        <text:list-item>
          <text:p text:style-name="P5">Zaloguj</text:p>
          <text:list>
            <text:list-item>
              <text:p text:style-name="P5">Wprowadź login</text:p>
            </text:list-item>
            <text:list-item>
              <text:p text:style-name="P6">Podaj hasło</text:p>
            </text:list-item>
            <text:list-item>
              <text:p text:style-name="P5">Zaloguj</text:p>
            </text:list-item>
          </text:list>
        </text:list-item>
        <text:list-item>
          <text:p text:style-name="P5">Szukaj lekarza</text:p>
        </text:list-item>
        <text:list-item>
          <text:p text:style-name="P5">Przeglądaj informacje</text:p>
        </text:list-item>
      </text:list>
      <text:h text:style-name="Heading_20_1" text:outline-level="1">Aktywność- Admin</text:h>
      <text:list xml:id="list696776033" text:style-name="L6">
        <text:list-item>
          <text:p text:style-name="P7">Nadaj uprawnienia</text:p>
          <text:list>
            <text:list-item>
              <text:p text:style-name="P7">Wprowadź identyfikator osoby</text:p>
            </text:list-item>
            <text:list-item>
              <text:p text:style-name="P7">Nadaj odpowiednia uprawnienia</text:p>
            </text:list-item>
            <text:list-item>
              <text:p text:style-name="P7">Zatwierdź</text:p>
            </text:list-item>
          </text:list>
        </text:list-item>
      </text:list>
      <text:h text:style-name="Heading_20_10" text:outline-level="10">TODO<text:tab/></text:h>
      <text:list xml:id="list1402060051" text:continue-numbering="true" text:style-name="L6">
        <text:list-item>
          <text:p text:style-name="P7">Zarządzaj grupami</text:p>
        </text:list-item>
        <text:list-item>
          <text:p text:style-name="P7">Aktualizuj słowniki</text:p>
        </text:list-item>
        <text:list-item>
          <text:p text:style-name="P7">Zrób backu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ma </meta:initial-creator>
    <meta:creation-date>2010-03-23T15:19:18</meta:creation-date>
    <dc:date>2010-06-01T22:37:37</dc:date>
    <dc:creator>Kamila Przychodzeń</dc:creator>
    <meta:editing-duration>PT04H33M19S</meta:editing-duration>
    <meta:editing-cycles>7</meta:editing-cycles>
    <meta:generator>OpenOffice.org/3.2$Linux OpenOffice.org_project/320m12$Build-9483</meta:generator>
    <meta:document-statistic meta:table-count="0" meta:image-count="0" meta:object-count="0" meta:page-count="7" meta:paragraph-count="232" meta:word-count="822" meta:character-count="5063"/>
  </office:meta>
</office:document-meta>
</file>